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break-before="pag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o integrate Python's <text:span text:style-name="Source_20_Text">eval()</text:span> functionality into your C# WPF application using Python.NET, follow these steps:</text:p>
      <text:p text:style-name="Horizontal_20_Line"/>
      <text:h text:style-name="Heading_20_3" text:outline-level="3">🛠️ Step 1: Install Python.NET</text:h>
      <text:p text:style-name="Text_20_body">In your C# WPF project, add the Python.NET NuGet package:</text:p>
      <text:p text:style-name="P1"><text:span text:style-name="Source_20_Text">Install-Package pythonnet</text:span></text:p>
      <text:p text:style-name="Text_20_body">Ensure that Python is installed on your system and accessible via the environment variable <text:span text:style-name="Source_20_Text">PYTHONHOME</text:span>.(<text:a xlink:type="simple" xlink:href="https://stackoverflow.com/questions/79182229/pythonnet-with-wpf-app-net-framework-4-8-could-not-load-python-dll-exceptio?utm_source=chatgpt.com" text:style-name="Internet_20_link" text:visited-style-name="Visited_20_Internet_20_Link">stackoverflow.com</text:a>)</text:p>
      <text:p text:style-name="Horizontal_20_Line"/>
      <text:h text:style-name="Heading_20_3" text:outline-level="3">🐍 Step 2: Initialize Python Engine</text:h>
      <text:p text:style-name="Text_20_body">At the beginning of your application, initialize the Python runtime:</text:p>
      <text:p text:style-name="Preformatted_20_Text"><text:span text:style-name="Source_20_Text">using Python.Runtime;</text:span></text:p>
      <text:p text:style-name="Preformatted_20_Text"/>
      <text:p text:style-name="Preformatted_20_Text"><text:span text:style-name="Source_20_Text">public void InitializePython()</text:span></text:p>
      <text:p text:style-name="Preformatted_20_Text"><text:span text:style-name="Source_20_Text">{</text:span></text:p>
      <text:p text:style-name="Preformatted_20_Text"><text:span text:style-name="Source_20_Text"><text:s text:c="4"/>// Set the path to the Python DLL</text:span></text:p>
      <text:p text:style-name="Preformatted_20_Text"><text:span text:style-name="Source_20_Text"><text:s text:c="4"/>PythonEngine.PythonHome = @"C:\Path\To\Python";</text:span></text:p>
      <text:p text:style-name="Preformatted_20_Text"><text:span text:style-name="Source_20_Text"><text:s text:c="4"/>PythonEngine.Initialize();</text:span></text:p>
      <text:p text:style-name="P1"><text:span text:style-name="Source_20_Text">}</text:span></text:p>
      <text:p text:style-name="Text_20_body">Replace <text:span text:style-name="Source_20_Text">@"C:\Path\To\Python"</text:span> with the actual path to your Python installation.(<text:a xlink:type="simple" xlink:href="https://somegenericdev.medium.com/calling-python-from-c-an-introduction-to-pythonnet-c3d45f7d5232?utm_source=chatgpt.com" text:style-name="Internet_20_link" text:visited-style-name="Visited_20_Internet_20_Link">somegenericdev.medium.com</text:a>)</text:p>
      <text:p text:style-name="Horizontal_20_Line"/>
      <text:h text:style-name="Heading_20_3" text:outline-level="3">🔄 Step 3: Evaluate Python Expressions</text:h>
      <text:p text:style-name="Text_20_body">To evaluate a Python expression, use the <text:span text:style-name="Source_20_Text">PythonEngine.Exec()</text:span> method:(<text:a xlink:type="simple" xlink:href="https://www.codeproject.com/Articles/21119/Embedding-IronPython-in-WPF-Using-Csharp?utm_source=chatgpt.com" text:style-name="Internet_20_link" text:visited-style-name="Visited_20_Internet_20_Link">codeproject.com</text:a>)</text:p>
      <text:p text:style-name="Preformatted_20_Text"><text:span text:style-name="Source_20_Text">using (Py.GIL()) <text:s/>// Ensure thread safety</text:span></text:p>
      <text:p text:style-name="Preformatted_20_Text"><text:span text:style-name="Source_20_Text">{</text:span></text:p>
      <text:p text:style-name="Preformatted_20_Text"><text:span text:style-name="Source_20_Text"><text:s text:c="4"/>string code = "3 * 4 + 5";</text:span></text:p>
      <text:p text:style-name="Preformatted_20_Text"><text:span text:style-name="Source_20_Text"><text:s text:c="4"/>dynamic result = PythonEngine.Exec(code);</text:span></text:p>
      <text:p text:style-name="Preformatted_20_Text"><text:span text:style-name="Source_20_Text"><text:s text:c="4"/>Console.WriteLine($"Result: {result}");</text:span></text:p>
      <text:p text:style-name="P1"><text:span text:style-name="Source_20_Text">}</text:span></text:p>
      <text:p text:style-name="Text_20_body">This will output: <text:span text:style-name="Source_20_Text">Result: 17</text:span>.(<text:a xlink:type="simple" xlink:href="https://www.codeproject.com/Articles/21119/Embedding-IronPython-in-WPF-Using-Csharp?utm_source=chatgpt.com" text:style-name="Internet_20_link" text:visited-style-name="Visited_20_Internet_20_Link">codeproject.com</text:a>)</text:p>
      <text:p text:style-name="Horizontal_20_Line"/>
      <text:h text:style-name="Heading_20_3" text:outline-level="3">🧠 Step 4: Handling Variables</text:h>
      <text:p text:style-name="Text_20_body">If your expression uses variables, pass them using a <text:span text:style-name="Source_20_Text">PyDict</text:span>:(<text:a xlink:type="simple" xlink:href="https://pythonnet.github.io/pythonnet/reference.html?utm_source=chatgpt.com" text:style-name="Internet_20_link" text:visited-style-name="Visited_20_Internet_20_Link">pythonnet.github.io</text:a>)</text:p>
      <text:p text:style-name="Preformatted_20_Text"><text:span text:style-name="Source_20_Text">using (Py.GIL())</text:span></text:p>
      <text:p text:style-name="Preformatted_20_Text"><text:span text:style-name="Source_20_Text">{</text:span></text:p>
      <text:p text:style-name="Preformatted_20_Text"><text:soft-page-break/><text:span text:style-name="Source_20_Text"><text:s text:c="4"/>dynamic locals = new PyDict();</text:span></text:p>
      <text:p text:style-name="Preformatted_20_Text"><text:span text:style-name="Source_20_Text"><text:s text:c="4"/>locals["x"] = 10;</text:span></text:p>
      <text:p text:style-name="Preformatted_20_Text"><text:span text:style-name="Source_20_Text"><text:s text:c="4"/>locals["y"] = 5;</text:span></text:p>
      <text:p text:style-name="Preformatted_20_Text"><text:span text:style-name="Source_20_Text"><text:s text:c="4"/>string code = "x * y + 2";</text:span></text:p>
      <text:p text:style-name="Preformatted_20_Text"><text:span text:style-name="Source_20_Text"><text:s text:c="4"/>dynamic result = PythonEngine.Exec(code, locals);</text:span></text:p>
      <text:p text:style-name="Preformatted_20_Text"><text:span text:style-name="Source_20_Text"><text:s text:c="4"/>Console.WriteLine($"Result: {result}");</text:span></text:p>
      <text:p text:style-name="P1"><text:span text:style-name="Source_20_Text">}</text:span></text:p>
      <text:p text:style-name="Text_20_body">This will output: <text:span text:style-name="Source_20_Text">Result: 52</text:span>.</text:p>
      <text:p text:style-name="Horizontal_20_Line"/>
      <text:h text:style-name="Heading_20_3" text:outline-level="3">⚠️ Step 5: Debugging Tips</text:h>
      <text:list text:style-name="L1">
        <text:list-item>
          <text:p text:style-name="P2">Ensure that the Python DLL path is correctly set.</text:p>
        </text:list-item>
        <text:list-item>
          <text:p text:style-name="P2">Check that the <text:span text:style-name="Source_20_Text">PYTHONHOME</text:span> environment variable points to your Python installation.</text:p>
        </text:list-item>
        <text:list-item>
          <text:p text:style-name="P2">If you encounter issues with the Python runtime not initializing in debug mode, add the following to your <text:span text:style-name="Source_20_Text">App.config</text:span>:(<text:a xlink:type="simple" xlink:href="https://stackoverflow.com/questions/79182229/pythonnet-with-wpf-app-net-framework-4-8-could-not-load-python-dll-exceptio?utm_source=chatgpt.com" text:style-name="Internet_20_link" text:visited-style-name="Visited_20_Internet_20_Link">stackoverflow.com</text:a>, <text:a xlink:type="simple" xlink:href="https://onexception.dev/news/1198313/pythonnet-script-execution-issue?utm_source=chatgpt.com" text:style-name="Internet_20_link" text:visited-style-name="Visited_20_Internet_20_Link">onexception.dev</text:a>)</text:p>
        </text:list-item>
      </text:list>
      <text:p text:style-name="Preformatted_20_Text"><text:span text:style-name="Source_20_Text">&lt;configuration&gt;</text:span></text:p>
      <text:p text:style-name="Preformatted_20_Text"><text:span text:style-name="Source_20_Text"><text:s text:c="2"/>&lt;startup useLegacyV2RuntimeActivationPolicy="true"&gt;</text:span></text:p>
      <text:p text:style-name="Preformatted_20_Text"><text:span text:style-name="Source_20_Text"><text:s text:c="4"/>&lt;supportedRuntime version="v4.0" sku=".NETFramework,Version=v4.7.2"/&gt;</text:span></text:p>
      <text:p text:style-name="Preformatted_20_Text"><text:span text:style-name="Source_20_Text"><text:s text:c="2"/>&lt;/startup&gt;</text:span></text:p>
      <text:p text:style-name="Preformatted_20_Text"><text:span text:style-name="Source_20_Text"><text:s text:c="2"/>&lt;runtime&gt;</text:span></text:p>
      <text:p text:style-name="Preformatted_20_Text"><text:span text:style-name="Source_20_Text"><text:s text:c="4"/>&lt;assemblyBinding xmlns="urn:schemas-microsoft-com:asm.v1"&gt;</text:span></text:p>
      <text:p text:style-name="Preformatted_20_Text"><text:span text:style-name="Source_20_Text"><text:s text:c="6"/>&lt;dependentAssembly&gt;</text:span></text:p>
      <text:p text:style-name="Preformatted_20_Text"><text:span text:style-name="Source_20_Text"><text:s text:c="8"/>&lt;assemblyIdentity name="pythonnet" culture="neutral" publicKeyToken="94bc3704cddfc263"/&gt;</text:span></text:p>
      <text:p text:style-name="Preformatted_20_Text"><text:span text:style-name="Source_20_Text"><text:s text:c="8"/>&lt;bindingRedirect oldVersion="0.0.0.0-2.5.2.0" newVersion="2.5.2.0"/&gt;</text:span></text:p>
      <text:p text:style-name="Preformatted_20_Text"><text:span text:style-name="Source_20_Text"><text:s text:c="6"/>&lt;/dependentAssembly&gt;</text:span></text:p>
      <text:p text:style-name="Preformatted_20_Text"><text:span text:style-name="Source_20_Text"><text:s text:c="4"/>&lt;/assemblyBinding&gt;</text:span></text:p>
      <text:p text:style-name="Preformatted_20_Text"><text:span text:style-name="Source_20_Text"><text:s text:c="2"/>&lt;/runtime&gt;</text:span></text:p>
      <text:p text:style-name="P1"><text:span text:style-name="Source_20_Text">&lt;/configuration&gt;</text:span></text:p>
      <text:p text:style-name="Text_20_body">This configuration ensures that the Python runtime is properly initialized during debugging .(<text:a xlink:type="simple" xlink:href="https://onexception.dev/news/1198313/pythonnet-script-execution-issue?utm_source=chatgpt.com" text:style-name="Internet_20_link" text:visited-style-name="Visited_20_Internet_20_Link">onexception.dev</text:a>)</text:p>
      <text:p text:style-name="Horizontal_20_Line"/>
      <text:h text:style-name="Heading_20_3" text:outline-level="3">✅ Final Thoughts</text:h>
      <text:p text:style-name="Text_20_body">By following these steps, you can seamlessly integrate Python's <text:span text:style-name="Source_20_Text">eval()</text:span> functionality into your C# WPF application using Python.NET. This allows you to evaluate Python expressions dynamically within your .NET environment.</text:p>
      <text:p text:style-name="Text_20_body">If you need further assistance with embedding Python scripts or handling more complex scenarios, feel free to ask!</text:p>
      <text:p text:style-name="Standard"/>
      <text:p text:style-name="P3">To support a field in C# (in an MVVM app) that takes either an integer (e.g. <text:span text:style-name="Source_20_Text">"102"</text:span>) or a Python expression (e.g. <text:span text:style-name="Source_20_Text">"100 + 2"</text:span>), and validate/evaluate the expression using PythonNet, you can:</text:p>
      <text:p text:style-name="Horizontal_20_Line"/>
      <text:h text:style-name="Heading_20_3" text:outline-level="3">✅ Step-by-step Approach</text:h>
      <text:h text:style-name="Heading_20_4" text:outline-level="4">1. <text:span text:style-name="Strong_20_Emphasis">Check if input is a valid integer</text:span></text:h>
      <text:p text:style-name="Text_20_body">This part is straightforward:</text:p>
      <text:p text:style-name="Preformatted_20_Text"><text:span text:style-name="Source_20_Text">if (int.TryParse(userInput, out int result)) {</text:span></text:p>
      <text:p text:style-name="Preformatted_20_Text"><text:span text:style-name="Source_20_Text"><text:s text:c="4"/>// use result</text:span></text:p>
      <text:p text:style-name="P1"><text:span text:style-name="Source_20_Text">}</text:span></text:p>
      <text:h text:style-name="Heading_20_4" text:outline-level="4">2. <text:span text:style-name="Strong_20_Emphasis">Else, evaluate Python expression using PythonNet</text:span></text:h>
      <text:p text:style-name="Text_20_body">You can use <text:span text:style-name="Source_20_Text">PythonEngine.Eval</text:span> for this. Make sure to:</text:p>
      <text:list text:style-name="L2">
        <text:list-item>
          <text:p text:style-name="P4">Initialize the Python engine.</text:p>
        </text:list-item>
        <text:list-item>
          <text:p text:style-name="P4">Convert the result to an integer if possible.</text:p>
        </text:list-item>
        <text:list-item>
          <text:p text:style-name="P4">Handle exceptions (invalid expressions, non-integer results, etc.).</text:p>
        </text:list-item>
      </text:list>
      <text:p text:style-name="Horizontal_20_Line"/>
      <text:h text:style-name="Heading_20_3" text:outline-level="3">🔧 Example Code</text:h>
      <text:p text:style-name="Preformatted_20_Text"><text:span text:style-name="Source_20_Text">using System;</text:span></text:p>
      <text:p text:style-name="Preformatted_20_Text"><text:span text:style-name="Source_20_Text">using Python.Runtime;</text:span></text:p>
      <text:p text:style-name="Preformatted_20_Text"/>
      <text:p text:style-name="Preformatted_20_Text"><text:span text:style-name="Source_20_Text">public static class PythonExpressionEvaluator</text:span></text:p>
      <text:p text:style-name="Preformatted_20_Text"><text:span text:style-name="Source_20_Text">{</text:span></text:p>
      <text:p text:style-name="Preformatted_20_Text"><text:span text:style-name="Source_20_Text"><text:s text:c="4"/>public static int? EvaluateOrNull(string inpu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if (int.TryParse(input, out int intResult)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return intResult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// Attempt to evaluate using Python</text:span></text:p>
      <text:p text:style-name="Preformatted_20_Text"><text:span text:style-name="Source_20_Text"><text:s text:c="8"/>try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using (Py.GIL()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dynamic result = PythonEngine.Eval(input);</text:span></text:p>
      <text:p text:style-name="Preformatted_20_Text"/>
      <text:p text:style-name="Preformatted_20_Text"><text:span text:style-name="Source_20_Text"><text:s text:c="16"/>// Try converting the result to .NET int</text:span></text:p>
      <text:p text:style-name="Preformatted_20_Text"><text:span text:style-name="Source_20_Text"><text:s text:c="16"/>int converted = (int)result.AsManagedObject(typeof(int));</text:span></text:p>
      <text:p text:style-name="Preformatted_20_Text"><text:span text:style-name="Source_20_Text"><text:s text:c="16"/>return converted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atch (Exception ex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Log or handle error (invalid expression, type error, etc.)</text:span></text:p>
      <text:p text:style-name="Preformatted_20_Text"><text:span text:style-name="Source_20_Text"><text:s text:c="12"/>Console.WriteLine($"Error evaluating expression: {ex.Message}");</text:span></text:p>
      <text:p text:style-name="Preformatted_20_Text"><text:soft-page-break/><text:span text:style-name="Source_20_Text"><text:s text:c="12"/>return null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🛡️ Security Warning</text:h>
      <text:p text:style-name="Text_20_body"><text:span text:style-name="Strong_20_Emphasis">Do not evaluate untrusted input using </text:span><text:span text:style-name="Strong_20_Emphasis"><text:span text:style-name="Source_20_Text">Eval()</text:span></text:span> without sandboxing — it can run arbitrary Python code and be a severe security risk.</text:p>
      <text:p text:style-name="Text_20_body">If you're accepting user input from untrusted sources, consider restricting the Python execution context (see ideas below).</text:p>
      <text:p text:style-name="Horizontal_20_Line"/>
      <text:h text:style-name="Heading_20_3" text:outline-level="3">🧩 Safer Alternatives</text:h>
      <text:p text:style-name="Text_20_body">If you want to <text:span text:style-name="Strong_20_Emphasis">evaluate expressions safely</text:span>, restrict what users can do:</text:p>
      <text:list text:style-name="L3">
        <text:list-item>
          <text:p text:style-name="P5">Use <text:span text:style-name="Source_20_Text">eval()</text:span> with a restricted <text:span text:style-name="Source_20_Text">globals</text:span>/<text:span text:style-name="Source_20_Text">locals</text:span> dictionary.</text:p>
        </text:list-item>
        <text:list-item>
          <text:p text:style-name="P5">Allow only certain functions/operators (like <text:span text:style-name="Source_20_Text">+</text:span>, <text:span text:style-name="Source_20_Text">-</text:span>, <text:span text:style-name="Source_20_Text">*</text:span>, <text:span text:style-name="Source_20_Text">/</text:span>).</text:p>
        </text:list-item>
      </text:list>
      <text:p text:style-name="Text_20_body">Example of safe eval setup:</text:p>
      <text:p text:style-name="P1"><text:span text:style-name="Source_20_Text">eval("1 + 2", {"__builtins__": None}, {})</text:span></text:p>
      <text:p text:style-name="Text_20_body">You can set that up in PythonNet like:</text:p>
      <text:p text:style-name="Preformatted_20_Text"><text:span text:style-name="Source_20_Text">using (Py.GIL())</text:span></text:p>
      <text:p text:style-name="Preformatted_20_Text"><text:span text:style-name="Source_20_Text">{</text:span></text:p>
      <text:p text:style-name="Preformatted_20_Text"><text:span text:style-name="Source_20_Text"><text:s text:c="4"/>dynamic builtins = Py.Import("builtins");</text:span></text:p>
      <text:p text:style-name="Preformatted_20_Text"><text:span text:style-name="Source_20_Text"><text:s text:c="4"/>dynamic eval = builtins.eval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Setup restricted context</text:span></text:p>
      <text:p text:style-name="Preformatted_20_Text"><text:span text:style-name="Source_20_Text"><text:s text:c="4"/>dynamic result = eval(input, new PyDict(), new PyDict());</text:span></text:p>
      <text:p text:style-name="Preformatted_20_Text"><text:span text:style-name="Source_20_Text"><text:s text:c="4"/>int converted = (int)result.AsManagedObject(typeof(int));</text:span></text:p>
      <text:p text:style-name="Preformatted_20_Text"><text:span text:style-name="Source_20_Text"><text:s text:c="4"/>return converted;</text:span></text:p>
      <text:p text:style-name="P1"><text:span text:style-name="Source_20_Text">}</text:span></text:p>
      <text:p text:style-name="Text_20_body">But note this is still <text:span text:style-name="Strong_20_Emphasis">not fully safe</text:span> — for real safety, use a proper math expression parser (like <text:span text:style-name="Source_20_Text">asteval</text:span> in Python or a C# math parser).</text:p>
      <text:p text:style-name="Horizontal_20_Line"/>
      <text:p text:style-name="Text_20_body">Would you like an example of how to securely allow only arithmetic expressions (e.g., via <text:span text:style-name="Source_20_Text">asteval</text:span> or expression parsing)?</text:p>
      <text:p text:style-name="Standard"/>
      <text:p text:style-name="P3">Great question — if your application has internal variables like <text:span text:style-name="Source_20_Text">x = 15</text:span> and <text:span text:style-name="Source_20_Text">name = "Kristy"</text:span> and you want to evaluate expressions like:</text:p>
      <text:list text:style-name="L4">
        <text:list-item>
          <text:p text:style-name="P6"><text:span text:style-name="Source_20_Text">"x + 4"</text:span> → <text:span text:style-name="Source_20_Text">19</text:span></text:p>
        </text:list-item>
        <text:list-item>
          <text:p text:style-name="P6"><text:span text:style-name="Source_20_Text">"len(name)"</text:span> → <text:span text:style-name="Source_20_Text">6</text:span></text:p>
        </text:list-item>
      </text:list>
      <text:p text:style-name="Text_20_body">...you <text:span text:style-name="Strong_20_Emphasis">can pass a context dictionary</text:span> into the Python <text:span text:style-name="Source_20_Text">eval()</text:span> function via Python.NET, using <text:span text:style-name="Source_20_Text">globals</text:span> or <text:span text:style-name="Source_20_Text">locals</text:span>. Here's how to do that safely and dynamically from C#.</text:p>
      <text:p text:style-name="Horizontal_20_Line"/>
      <text:h text:style-name="Heading_20_2" text:outline-level="2">✅ Step-by-Step Solution</text:h>
      <text:h text:style-name="Heading_20_3" text:outline-level="3">1. <text:span text:style-name="Strong_20_Emphasis">Store your internal variables in a C# </text:span><text:span text:style-name="Strong_20_Emphasis"><text:span text:style-name="Source_20_Text">Dictionary&lt;string, object&gt;</text:span></text:span></text:h>
      <text:p text:style-name="Text_20_body">This is your internal context:</text:p>
      <text:p text:style-name="Preformatted_20_Text"><text:span text:style-name="Source_20_Text">var variables = new Dictionary&lt;string, object&gt;</text:span></text:p>
      <text:p text:style-name="Preformatted_20_Text"><text:span text:style-name="Source_20_Text">{</text:span></text:p>
      <text:p text:style-name="Preformatted_20_Text"><text:span text:style-name="Source_20_Text"><text:s text:c="4"/>{ "x", 15 },</text:span></text:p>
      <text:p text:style-name="Preformatted_20_Text"><text:span text:style-name="Source_20_Text"><text:s text:c="4"/>{ "name", "Kristy" }</text:span></text:p>
      <text:p text:style-name="P1"><text:span text:style-name="Source_20_Text">};</text:span></text:p>
      <text:p text:style-name="Horizontal_20_Line"/>
      <text:h text:style-name="Heading_20_3" text:outline-level="3">2. <text:span text:style-name="Strong_20_Emphasis">Pass these into Python's </text:span><text:span text:style-name="Strong_20_Emphasis"><text:span text:style-name="Source_20_Text">eval()</text:span></text:span><text:span text:style-name="Strong_20_Emphasis"> via Python.NET</text:span></text:h>
      <text:p text:style-name="Text_20_body">You’ll need to:</text:p>
      <text:list text:style-name="L5">
        <text:list-item>
          <text:p text:style-name="P7">Convert the dictionary to a Python <text:span text:style-name="Source_20_Text">dict</text:span> using Python.NET</text:p>
        </text:list-item>
        <text:list-item>
          <text:p text:style-name="P7">Inject that as <text:span text:style-name="Source_20_Text">locals</text:span> into <text:span text:style-name="Source_20_Text">eval()</text:span></text:p>
        </text:list-item>
      </text:list>
      <text:p text:style-name="Horizontal_20_Line"/>
      <text:h text:style-name="Heading_20_2" text:outline-level="2">🔧 Full Working C# Example (Python.NET)</text:h>
      <text:p text:style-name="Preformatted_20_Text"><text:span text:style-name="Source_20_Text">using System;</text:span></text:p>
      <text:p text:style-name="Preformatted_20_Text"><text:span text:style-name="Source_20_Text">using System.Collections.Generic;</text:span></text:p>
      <text:p text:style-name="Preformatted_20_Text"><text:span text:style-name="Source_20_Text">using Python.Runtime;</text:span></text:p>
      <text:p text:style-name="Preformatted_20_Text"/>
      <text:p text:style-name="Preformatted_20_Text"><text:span text:style-name="Source_20_Text">public static class PythonExpressionEvaluator</text:span></text:p>
      <text:p text:style-name="Preformatted_20_Text"><text:span text:style-name="Source_20_Text">{</text:span></text:p>
      <text:p text:style-name="Preformatted_20_Text"><text:span text:style-name="Source_20_Text"><text:s text:c="4"/>public static object EvaluateWithContext(string expression, Dictionary&lt;string, object&gt; context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try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using (Py.GIL())</text:span></text:p>
      <text:p text:style-name="Preformatted_20_Text"><text:span text:style-name="Source_20_Text"><text:s text:c="12"/>{</text:span></text:p>
      <text:p text:style-name="Preformatted_20_Text"><text:span text:style-name="Source_20_Text"><text:s text:c="16"/>// Convert C# context dictionary to Python dict</text:span></text:p>
      <text:p text:style-name="Preformatted_20_Text"><text:span text:style-name="Source_20_Text"><text:s text:c="16"/>using var pyLocals = new PyDict();</text:span></text:p>
      <text:p text:style-name="Preformatted_20_Text"/>
      <text:p text:style-name="Preformatted_20_Text"><text:soft-page-break/><text:span text:style-name="Source_20_Text"><text:s text:c="16"/>foreach (var kvp in context)</text:span></text:p>
      <text:p text:style-name="Preformatted_20_Text"><text:span text:style-name="Source_20_Text"><text:s text:c="16"/>{</text:span></text:p>
      <text:p text:style-name="Preformatted_20_Text"><text:span text:style-name="Source_20_Text"><text:s text:c="20"/>pyLocals.SetItem(kvp.Key.ToPython(), kvp.Value.ToPython());</text:span></text:p>
      <text:p text:style-name="Preformatted_20_Text"><text:span text:style-name="Source_20_Text"><text:s text:c="16"/>}</text:span></text:p>
      <text:p text:style-name="Preformatted_20_Text"/>
      <text:p text:style-name="Preformatted_20_Text"><text:span text:style-name="Source_20_Text"><text:s text:c="16"/>// Import builtins for access to len(), etc.</text:span></text:p>
      <text:p text:style-name="Preformatted_20_Text"><text:span text:style-name="Source_20_Text"><text:s text:c="16"/>dynamic builtins = Py.Import("builtins");</text:span></text:p>
      <text:p text:style-name="Preformatted_20_Text"/>
      <text:p text:style-name="Preformatted_20_Text"><text:span text:style-name="Source_20_Text"><text:s text:c="16"/>// Evaluate expression with builtins as globals, and your context as locals</text:span></text:p>
      <text:p text:style-name="Preformatted_20_Text"><text:span text:style-name="Source_20_Text"><text:s text:c="16"/>dynamic result = builtins.eval(expression, builtins.__dict__, pyLocals);</text:span></text:p>
      <text:p text:style-name="Preformatted_20_Text"/>
      <text:p text:style-name="Preformatted_20_Text"><text:span text:style-name="Source_20_Text"><text:s text:c="16"/>return result.AsManagedObject(typeof(object));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catch (Exception ex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Console.WriteLine($"Evaluation error: {ex.Message}");</text:span></text:p>
      <text:p text:style-name="Preformatted_20_Text"><text:span text:style-name="Source_20_Text"><text:s text:c="12"/>return null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Horizontal_20_Line"/>
      <text:h text:style-name="Heading_20_3" text:outline-level="3">✅ Example Usage</text:h>
      <text:p text:style-name="Preformatted_20_Text"><text:span text:style-name="Source_20_Text">var context = new Dictionary&lt;string, object&gt;</text:span></text:p>
      <text:p text:style-name="Preformatted_20_Text"><text:span text:style-name="Source_20_Text">{</text:span></text:p>
      <text:p text:style-name="Preformatted_20_Text"><text:span text:style-name="Source_20_Text"><text:s text:c="4"/>{ "x", 15 },</text:span></text:p>
      <text:p text:style-name="Preformatted_20_Text"><text:span text:style-name="Source_20_Text"><text:s text:c="4"/>{ "name", "Kristy" }</text:span></text:p>
      <text:p text:style-name="Preformatted_20_Text"><text:span text:style-name="Source_20_Text">};</text:span></text:p>
      <text:p text:style-name="Preformatted_20_Text"/>
      <text:p text:style-name="Preformatted_20_Text"><text:span text:style-name="Source_20_Text">var result1 = PythonExpressionEvaluator.EvaluateWithContext("x + 4", context); <text:s text:c="5"/>// 19</text:span></text:p>
      <text:p text:style-name="Preformatted_20_Text"><text:span text:style-name="Source_20_Text">var result2 = PythonExpressionEvaluator.EvaluateWithContext("len(name)", context); <text:s/>// 6</text:span></text:p>
      <text:p text:style-name="Preformatted_20_Text"/>
      <text:p text:style-name="Preformatted_20_Text"><text:span text:style-name="Source_20_Text">Console.WriteLine(result1); // 19</text:span></text:p>
      <text:p text:style-name="P1"><text:span text:style-name="Source_20_Text">Console.WriteLine(result2); // 6</text:span></text:p>
      <text:p text:style-name="Horizontal_20_Line"/>
      <text:h text:style-name="Heading_20_2" text:outline-level="2">⚠️ Security Considerations</text:h>
      <text:p text:style-name="Text_20_body">This still allows <text:span text:style-name="Strong_20_Emphasis">any valid Python expression</text:span>, including potentially dangerous ones like:</text:p>
      <text:p text:style-name="P1"><text:span text:style-name="Source_20_Text">__import__('os').system('rm -rf /')</text:span></text:p>
      <text:p text:style-name="Text_20_body">To <text:span text:style-name="Strong_20_Emphasis">safeguard this</text:span>, you can:</text:p>
      <text:list text:style-name="L6">
        <text:list-item>
          <text:p text:style-name="P8"><text:span text:style-name="Strong_20_Emphasis">Limit </text:span><text:span text:style-name="Strong_20_Emphasis"><text:span text:style-name="Source_20_Text">globals</text:span></text:span> to only safe functions (like <text:span text:style-name="Source_20_Text">len</text:span>, <text:span text:style-name="Source_20_Text">abs</text:span>, etc.)</text:p>
        </text:list-item>
        <text:list-item>
          <text:p text:style-name="P8">Use libraries like <text:span text:style-name="Source_20_Text">asteval</text:span> or <text:span text:style-name="Source_20_Text">restrictedpython</text:span> in the Python environment to sandbox the evaluation.</text:p>
        </text:list-item>
        <text:list-item>
          <text:p text:style-name="P8"><text:soft-page-break/><text:span text:style-name="Strong_20_Emphasis">Avoid exposing </text:span><text:span text:style-name="Strong_20_Emphasis"><text:span text:style-name="Source_20_Text">__builtins__</text:span></text:span><text:span text:style-name="Strong_20_Emphasis"> fully</text:span>.</text:p>
        </text:list-item>
      </text:list>
      <text:p text:style-name="Horizontal_20_Line"/>
      <text:h text:style-name="Heading_20_3" text:outline-level="3">🔒 Safer Eval Example (Only Allow Certain Builtins)</text:h>
      <text:p text:style-name="Preformatted_20_Text"><text:span text:style-name="Source_20_Text">using var safeGlobals = new PyDict();</text:span></text:p>
      <text:p text:style-name="Preformatted_20_Text"><text:span text:style-name="Source_20_Text">safeGlobals.SetItem("len".ToPython(), builtins.len); // Only allow len()</text:span></text:p>
      <text:p text:style-name="Preformatted_20_Text"/>
      <text:p text:style-name="P1"><text:span text:style-name="Source_20_Text">dynamic result = builtins.eval(expression, safeGlobals, pyLocals);</text:span></text:p>
      <text:p text:style-name="Horizontal_20_Line"/>
      <text:p text:style-name="Text_20_body">Would you like a full example of integrating <text:span text:style-name="Source_20_Text">asteval</text:span> for sandboxed evaluation instead? It’s more secure and lets you define exactly what’s allowe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8T05:58:47.973649000</meta:creation-date>
    <dc:date>2025-06-26T06:24:02.796749300</dc:date>
    <meta:editing-duration>PT19M41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7" meta:paragraph-count="191" meta:word-count="1029" meta:character-count="8077" meta:non-whitespace-character-count="6559"/>
  </office:meta>
</office:document-meta>
</file>